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 table:number-rows-repeated="7"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SUM([.A8]*1.5)" office:value-type="float" office:value="67.5">
            <text:p>67.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SUM([.A9]*1.5)" office:value-type="float" office:value="97.5">
            <text:p>97.5</text:p>
          </table:table-cell>
        </table:table-row>
        <table:table-row table:style-name="ro1">
          <table:table-cell/>
          <table:table-cell table:formula="of:=SUM([.A10]*1.5)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SUM([.A11]*1.5)" office:value-type="float" office:value="82.5">
            <text:p>82.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SUM([.A12]*1.5)" office:value-type="float" office:value="135">
            <text:p>13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SUM([.A13]*1.5)" office:value-type="float" office:value="45">
            <text:p>4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SUM([.A14]*1.5)" office:value-type="float" office:value="180">
            <text:p>18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SUM([.A15]*1.5)" office:value-type="float" office:value="52.5">
            <text:p>52.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SUM([.A16]*1.5)" office:value-type="float" office:value="112.5">
            <text:p>112.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SUM([.A17]*1.5)" office:value-type="float" office:value="37.5">
            <text:p>37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SUM([.A18]*1.5)" office:value-type="float" office:value="22.5">
            <text:p>22.5</text:p>
          </table:table-cell>
        </table:table-row>
        <table:table-row table:style-name="ro1">
          <table:table-cell/>
          <table:table-cell table:formula="of:=SUM([.A19]*1.5)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SUM([.A20]*1.5)" office:value-type="float" office:value="75">
            <text:p>7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SUM([.A21]*1.5)" office:value-type="float" office:value="90">
            <text:p>9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SUM([.A22]*1.5)" office:value-type="float" office:value="120">
            <text:p>12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SUM([.A23]*1.5)" office:value-type="float" office:value="60">
            <text:p>6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9">19/07/2020</text:date>, <text:time>16:3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16:19:36.18</meta:creation-date>
    <dc:date>2020-07-19T16:38:12.30</dc:date>
    <meta:editing-duration>PT3M26S</meta:editing-duration>
    <meta:editing-cycles>1</meta:editing-cycles>
    <meta:document-statistic meta:table-count="3" meta:cell-count="32" meta:object-count="0"/>
    <meta:generator>OpenOffice/4.1.6$Win32 OpenOffice.org_project/416m1$Build-9790</meta:generator>
  </office:meta>
</office:document-meta>
</file>